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14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¹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¹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³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¹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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¹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¹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¹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¹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¹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¹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ñców l¹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4:00.614624010</meta:creation-date>
    <dc:date>2017-12-04T09:23:57.015601789</dc:date>
    <meta:editing-duration>PT9M57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